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CHECO MAZZA, FREDDY JHON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2813975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CHECO MAZZA, FREDDY JH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69311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02194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HUACHIPATOS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2:25:3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